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IN-Bold" svg:font-family="DIN-Bold"/>
    <style:font-face style:name="DIN-Regular" svg:font-family="DIN-Regular"/>
    <style:font-face style:name="Helvetica-Bold" svg:font-family="Helvetica-Bold"/>
    <style:font-face style:name="HelveticaNeue-Light" svg:font-family="HelveticaNeue-Light"/>
    <style:font-face style:name="Source Code Pro Light" svg:font-family="'Source Code Pro Light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0" style:family="table">
      <style:table-properties style:width="6.3021in" table:align="margins" table:border-model="collapsing"/>
    </style:style>
    <style:style style:name="Table0.A" style:family="table-column">
      <style:table-column-properties style:column-width="4.5556in" style:rel-column-width="6560*"/>
    </style:style>
    <style:style style:name="Table0.B" style:family="table-column">
      <style:table-column-properties style:column-width="0.6229in" style:rel-column-width="897*"/>
    </style:style>
    <style:style style:name="Table0.C" style:family="table-column">
      <style:table-column-properties style:column-width="1.1236in" style:rel-column-width="1618*"/>
    </style:style>
    <style:style style:name="Table0.1" style:family="table-row">
      <style:table-row-properties fo:keep-together="auto"/>
    </style:style>
    <style:style style:name="Table0.A1" style:family="table-cell">
      <style:table-cell-properties style:vertical-align="middle" style:border-line-width-bottom="0.0049in 0.0049in 0.0049in" fo:padding="0.0556in" fo:border-left="none" fo:border-right="none" fo:border-top="none" fo:border-bottom="1.05pt double #000000" fo:color="#000000" fo:font-size="0.1389in" fo:font-weight="bold" fo:letter-spacing="100.0000%"/>
    </style:style>
    <style:style style:name="Table0.B1" style:family="table-cell">
      <style:table-cell-properties style:vertical-align="middle" style:border-line-width-bottom="0.0049in 0.0049in 0.0049in" fo:padding="0.0556in" fo:border-left="0.05pt solid #000000" fo:border-right="none" fo:border-top="none" fo:border-bottom="1.05pt double #000000" fo:color="#000000" fo:font-size="0.1389in" fo:font-weight="bold" fo:letter-spacing="100.0000%"/>
    </style:style>
    <style:style style:name="Table0.C1" style:family="table-cell">
      <style:table-cell-properties style:vertical-align="middle" style:border-line-width-bottom="0.0049in 0.0049in 0.0049in" fo:padding="0.0556in" fo:border-left="0.05pt solid #000000" fo:border-right="none" fo:border-top="none" fo:border-bottom="1.05pt double #000000" fo:color="#000000" fo:font-size="0.1389in" fo:font-weight="bold" fo:letter-spacing="100.0000%"/>
    </style:style>
    <style:style style:name="Table0.A2" style:family="table-cell">
      <style:table-cell-properties style:vertical-align="top" fo:padding="0.0556in" fo:border-left="none" fo:border-right="none" fo:border-top="0.5pt solid #000000" fo:border-bottom="0.05pt solid #000000" fo:color="#000000" fo:font-size="0.1389in" fo:letter-spacing="100.0000%"/>
    </style:style>
    <style:style style:name="Table0.B2" style:family="table-cell" style:data-style-name="N0">
      <style:table-cell-properties style:vertical-align="top" fo:padding="0.0556in" fo:border-left="0.05pt solid #000000" fo:border-right="none" fo:border-top="0.5pt solid #000000" fo:border-bottom="0.05pt solid #000000" fo:color="#000000" fo:font-size="0.1389in" fo:letter-spacing="100.0000%"/>
    </style:style>
    <style:style style:name="Table0.C2" style:family="table-cell" style:data-style-name="N0">
      <style:table-cell-properties style:vertical-align="top" fo:padding="0.0556in" fo:border-left="0.05pt solid #000000" fo:border-right="none" fo:border-top="0.5pt solid #000000" fo:border-bottom="0.05pt solid #000000" fo:color="#000000" fo:font-size="0.1389in" fo:letter-spacing="100.0000%"/>
    </style:style>
    <style:style style:name="Table0.A3" style:family="table-cell">
      <style:table-cell-properties style:vertical-align="top" fo:padding="0.0556in" fo:border-left="none" fo:border-right="none" fo:border-top="none" fo:border-bottom="0.05pt solid #000000" fo:color="#000000" fo:font-size="0.1389in" fo:letter-spacing="100.0000%"/>
    </style:style>
    <style:style style:name="Table0.B3" style:family="table-cell" style:data-style-name="N0">
      <style:table-cell-properties style:vertical-align="top" fo:padding="0.0556in" fo:border-left="0.05pt solid #000000" fo:border-right="none" fo:border-top="none" fo:border-bottom="0.05pt solid #000000" fo:color="#000000" fo:font-size="0.1389in" fo:letter-spacing="100.0000%"/>
    </style:style>
    <style:style style:name="Table0.C3" style:family="table-cell" style:data-style-name="N0">
      <style:table-cell-properties style:vertical-align="top" fo:padding="0.0556in" fo:border-left="0.05pt solid #000000" fo:border-right="none" fo:border-top="none" fo:border-bottom="0.05pt solid #000000" fo:color="#000000" fo:font-size="0.1389in" fo:letter-spacing="100.0000%"/>
    </style:style>
    <style:style style:name="Table0.A4" style:family="table-cell">
      <style:table-cell-properties style:vertical-align="top" fo:padding="0.0556in" fo:border-left="none" fo:border-right="none" fo:border-top="none" fo:border-bottom="0.05pt solid #000000" fo:color="#000000" fo:font-size="0.1389in" fo:letter-spacing="100.0000%"/>
    </style:style>
    <style:style style:name="Table0.B4" style:family="table-cell" style:data-style-name="N0">
      <style:table-cell-properties style:vertical-align="top" fo:padding="0.0556in" fo:border-left="0.05pt solid #000000" fo:border-right="none" fo:border-top="none" fo:border-bottom="0.05pt solid #000000" fo:color="#000000" fo:font-size="0.1389in" fo:letter-spacing="100.0000%"/>
    </style:style>
    <style:style style:name="Table0.C4" style:family="table-cell" style:data-style-name="N0">
      <style:table-cell-properties style:vertical-align="top" fo:padding="0.0556in" fo:border-left="0.05pt solid #000000" fo:border-right="none" fo:border-top="none" fo:border-bottom="0.05pt solid #000000" fo:color="#000000" fo:font-size="0.1389in" fo:letter-spacing="100.0000%"/>
    </style:style>
    <style:style style:name="Table1" style:family="table">
      <style:table-properties style:width="6.3021in" table:align="margins" table:border-model="collapsing"/>
    </style:style>
    <style:style style:name="Table1.A" style:family="table-column">
      <style:table-column-properties style:column-width="4.5681in" style:rel-column-width="47506*"/>
    </style:style>
    <style:style style:name="Table1.B" style:family="table-column">
      <style:table-column-properties style:column-width="1.734in" style:rel-column-width="1802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556in" fo:border-left="none" fo:border-right="none" fo:border-top="0.55pt solid #000000" fo:border-bottom="0.3pt solid #000000" fo:color="#000000" fo:font-size="0.1389in" fo:letter-spacing="100.0000%"/>
    </style:style>
    <style:style style:name="Table1.B1" style:family="table-cell" style:data-style-name="N127">
      <style:table-cell-properties style:vertical-align="top" fo:padding="0.0556in" fo:border-left="0.05pt solid #000000" fo:border-right="none" fo:border-top="0.55pt solid #000000" fo:border-bottom="0.3pt solid #000000" fo:color="#000000" fo:font-size="0.1389in" fo:letter-spacing="100.0000%"/>
    </style:style>
    <style:style style:name="Table1.A2" style:family="table-cell">
      <style:table-cell-properties style:vertical-align="top" fo:padding="0.0556in" fo:border-left="none" fo:border-right="none" fo:border-top="none" fo:border-bottom="0.3pt solid #000000" fo:color="#000000" fo:font-size="0.1389in" fo:letter-spacing="100.0000%"/>
    </style:style>
    <style:style style:name="Table1.B2" style:family="table-cell" style:data-style-name="N127">
      <style:table-cell-properties style:vertical-align="top" fo:padding="0.0556in" fo:border-left="0.05pt solid #000000" fo:border-right="none" fo:border-top="none" fo:border-bottom="0.3pt solid #000000" fo:color="#000000" fo:font-size="0.1389in" fo:letter-spacing="100.0000%"/>
    </style:style>
    <style:style style:name="Table1.A3" style:family="table-cell">
      <style:table-cell-properties style:vertical-align="top" fo:padding="0.0556in" fo:border-left="none" fo:border-right="none" fo:border-top="none" fo:border-bottom="0.55pt solid #000000" fo:color="#000000" fo:font-size="0.1389in" fo:letter-spacing="100.0000%"/>
    </style:style>
    <style:style style:name="Table1.B3" style:family="table-cell" style:data-style-name="N127">
      <style:table-cell-properties style:vertical-align="top" fo:padding="0.0556in" fo:border-left="0.05pt solid #000000" fo:border-right="none" fo:border-top="none" fo:border-bottom="0.55pt solid #000000" fo:color="#000000" fo:font-size="0.1389in" fo:letter-spacing="100.0000%"/>
    </style:style>
    <style:style style:name="Rate" style:family="table">
      <style:table-properties style:width="6.3021in" table:align="margins"/>
    </style:style>
    <style:style style:name="Rate.A" style:family="table-column">
      <style:table-column-properties style:column-width="4.5681in" style:rel-column-width="47506*"/>
    </style:style>
    <style:style style:name="Rate.B" style:family="table-column">
      <style:table-column-properties style:column-width="1.734in" style:rel-column-width="18029*"/>
    </style:style>
    <style:style style:name="Rate.A1" style:family="table-cell">
      <style:table-cell-properties fo:padding="0.0382in" fo:border-left="0.05pt solid #000000" fo:border-right="none" fo:border-top="0.05pt solid #000000" fo:border-bottom="0.05pt solid #000000"/>
    </style:style>
    <style:style style:name="Rate.B1" style:family="table-cell" style:data-style-name="N30123">
      <style:table-cell-properties fo:padding="0.0382in" fo:border="0.05pt solid #000000"/>
    </style:style>
    <style:style style:name="P1" style:family="paragraph" style:parent-style-name="Header">
      <style:text-properties officeooo:paragraph-rsid="0021ae5f"/>
    </style:style>
    <style:style style:name="P2" style:family="paragraph" style:parent-style-name="Heading_20_1" style:master-page-name="PM2">
      <style:paragraph-properties style:page-number="auto"/>
    </style:style>
    <style:style style:name="P3" style:family="paragraph" style:parent-style-name="Heading_20_3">
      <style:text-properties fo:font-size="11pt" style:font-size-asian="11pt" style:font-size-complex="11pt"/>
    </style:style>
    <style:style style:name="P4" style:family="paragraph" style:parent-style-name="Standard">
      <style:text-properties style:font-name="Cantarell"/>
    </style:style>
    <style:style style:name="P5" style:family="paragraph" style:parent-style-name="Standard">
      <style:text-properties style:font-name="Cantarell" fo:font-size="10pt" style:font-size-asian="10pt" style:font-size-complex="10pt"/>
    </style:style>
    <style:style style:name="P6" style:family="paragraph" style:parent-style-name="Standard" style:list-style-name="L1">
      <style:text-properties style:font-name="Cantarell" fo:font-size="10pt" officeooo:rsid="001ecd43" officeooo:paragraph-rsid="001ecd43" style:font-size-asian="10pt" style:font-size-complex="10pt"/>
    </style:style>
    <style:style style:name="P7" style:family="paragraph" style:parent-style-name="Standard">
      <style:text-properties style:font-name="Cantarell" fo:font-size="10pt" officeooo:rsid="001ecd43" officeooo:paragraph-rsid="001ecd43" style:font-size-asian="10pt" style:font-size-complex="10pt"/>
    </style:style>
    <style:style style:name="P8" style:family="paragraph" style:parent-style-name="Standard">
      <style:text-properties style:font-name="Cantarell" fo:font-size="10pt" officeooo:rsid="00208854" style:font-size-asian="10pt" style:font-size-complex="10pt"/>
    </style:style>
    <style:style style:name="P9" style:family="paragraph" style:parent-style-name="Standard">
      <style:text-properties style:font-name="Cantarell" fo:font-size="10pt" officeooo:rsid="00208854" officeooo:paragraph-rsid="00208854" style:font-size-asian="10pt" style:font-size-complex="10pt"/>
    </style:style>
    <style:style style:name="P10" style:family="paragraph" style:parent-style-name="Standard">
      <style:text-properties style:font-name="Cantarel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Cantarell" fo:font-size="11pt" style:font-size-asian="11pt" style:font-size-complex="11pt"/>
    </style:style>
    <style:style style:name="P12" style:family="paragraph" style:parent-style-name="Standard">
      <style:text-properties style:font-name="Cantarell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ntarell" fo:font-size="8pt" officeooo:paragraph-rsid="0021ae5f" style:font-size-asian="8pt" style:font-size-complex="8pt"/>
    </style:style>
    <style:style style:name="P14" style:family="paragraph" style:parent-style-name="Standard">
      <style:text-properties style:font-name="Cantarell" fo:font-size="8pt" officeooo:paragraph-rsid="0021ae5f" style:font-size-asian="8pt" style:font-size-complex="8pt"/>
    </style:style>
    <style:style style:name="P15" style:family="paragraph" style:parent-style-name="Standard">
      <style:text-properties officeooo:paragraph-rsid="0021ae5f"/>
    </style:style>
    <style:style style:name="P16" style:family="paragraph" style:parent-style-name="Standard">
      <style:text-properties officeooo:rsid="0021ae5f" officeooo:paragraph-rsid="0021ae5f"/>
    </style:style>
    <style:style style:name="P17" style:family="paragraph" style:parent-style-name="Table_20_Contents">
      <style:text-properties style:font-name="Cantarell" fo:font-size="8pt" officeooo:rsid="0021ae5f" officeooo:paragraph-rsid="0021ae5f" style:font-size-asian="8pt" style:font-size-complex="8pt"/>
    </style:style>
    <style:style style:name="T1" style:family="text">
      <style:text-properties officeooo:rsid="001dd345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ecd43"/>
    </style:style>
    <style:style style:name="T4" style:family="text">
      <style:text-properties officeooo:rsid="001ed389"/>
    </style:style>
    <style:style style:name="T5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T6" style:family="text">
      <style:text-properties officeooo:rsid="0021ae5f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5f_Symbols" text:bullet-char="">
        <style:list-level-properties text:min-label-width="0.1492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acture</text:h>
      <text:h text:style-name="P3" text:outline-level="3">N° 20210729.1</text:h>
      <text:h text:style-name="P3" text:outline-level="3">29 Juillet 2021 </text:h>
      <text:p text:style-name="Text_20_body"><text:span text:style-name="T2"/></text:p>
      <text:p text:style-name="Standard"><text:span text:style-name="T5">À l’attention de :</text:span></text:p>
      <text:p text:style-name="P5">Michael Pfenninger<text:line-break/>Neuchâtel International de Films de Fribourg<text:line-break/>Esplanade de l’Ancienne Gare 3 — CP 550<text:line-break/>CH-1701 Fribourg</text:p>
      <text:p text:style-name="P5"/>
      <text:p text:style-name="P4"><text:span text:style-name="T7">Échéance 10 jours </text:span></text:p>
      <text:p text:style-name="P4"><text:span text:style-name="T7"/></text:p>
      <text:h text:style-name="Heading_20_3" text:outline-level="3">Projet</text:h>
      <text:p text:style-name="P5">Installation Technique FIFF 2021 :</text:p>
      <text:p text:style-name="P5">- Exploitation, Montage, Démontage</text:p>
      <text:p text:style-name="P5"/>
      <text:h text:style-name="Heading_20_3" text:outline-level="3">Détail</text:h>
      <table:table table:name="Table0" table:style-name="Table0">
        <table:table-column table:style-name="Table0.A"/>
        <table:table-column table:style-name="Table0.B"/>
        <table:table-column table:style-name="Table0.C"/>
        <table:table-header-rows>
          <table:table-row table:style-name="Table0.1">
            <table:table-cell table:style-name="Table0.A1" office:value-type="string">
              <text:p text:style-name="P5">Description</text:p>
            </table:table-cell>
            <table:table-cell table:style-name="Table0.B1" office:value-type="string">
              <text:p text:style-name="P5">Jr</text:p>
            </table:table-cell>
            <table:table-cell table:style-name="Table0.C1" office:value-type="string">
              <text:p text:style-name="P5">Montant</text:p>
            </table:table-cell>
          </table:table-row>
        </table:table-header-rows>
        <table:table-row table:style-name="Table0.1">
          <table:table-cell table:style-name="Table0.A2" office:value-type="string">
            <text:list xml:id="list130960464" text:style-name="L1">
              <text:list-item>
                <text:p text:style-name="P6">Montage, <text:span text:style-name="T4">Démontage</text:span></text:p>
              </text:list-item>
            </text:list>
          </table:table-cell>
          <table:table-cell table:style-name="Table0.B2" office:value-type="float" office:value="7">
            <text:p text:style-name="P9">7</text:p>
          </table:table-cell>
          <table:table-cell table:style-name="Table0.C2" table:formula="ooow:&lt;Rate.B1&gt;*&lt;B2&gt;" office:value-type="float" office:value="3500">
            <text:p text:style-name="P5">3500</text:p>
          </table:table-cell>
        </table:table-row>
        <table:table-row table:style-name="Table0.1">
          <table:table-cell table:style-name="Table0.A3" office:value-type="string">
            <text:p text:style-name="P7">Exploitation</text:p>
          </table:table-cell>
          <table:table-cell table:style-name="Table0.B3" office:value-type="float" office:value="8">
            <text:p text:style-name="P7">8</text:p>
          </table:table-cell>
          <table:table-cell table:style-name="Table0.C3" table:formula="ooow:&lt;Rate.B1&gt;*&lt;B3&gt;" office:value-type="float" office:value="4000">
            <text:p text:style-name="P5">4000</text:p>
          </table:table-cell>
        </table:table-row>
        <table:table-row table:style-name="Table0.1">
          <table:table-cell table:style-name="Table0.A4" office:value-type="string">
            <text:p text:style-name="P5"/>
          </table:table-cell>
          <table:table-cell table:style-name="Table0.B4">
            <text:p text:style-name="P5"/>
          </table:table-cell>
          <table:table-cell table:style-name="Table0.C4">
            <text:p text:style-name="P5"/>
          </table:table-cell>
        </table:table-row>
      </table:table>
      <text:p text:style-name="P4"> 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5">SOUS-TOTAL</text:p>
            </table:table-cell>
            <table:table-cell table:style-name="Table1.B1" table:formula="ooow:&lt;Table0.C2:C4&gt;" office:value-type="currency" office:currency="CHF" office:value="7500">
              <text:p text:style-name="P5">7'500 CHF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TVA 0%</text:p>
          </table:table-cell>
          <table:table-cell table:style-name="Table1.B2" table:formula="ooow:&lt;B1&gt;*(0/100)" office:value-type="currency" office:currency="CHF" office:value="0">
            <text:p text:style-name="P8">0 CHF</text:p>
          </table:table-cell>
        </table:table-row>
        <table:table-row table:style-name="Table1.1">
          <table:table-cell table:style-name="Table1.A3" office:value-type="string">
            <text:p text:style-name="P5">‪‬TOTAL</text:p>
          </table:table-cell>
          <table:table-cell table:style-name="Table1.B3" table:formula="ooow:&lt;B2&gt;+&lt;B1&gt;" office:value-type="currency" office:currency="CHF" office:value="7500">
            <text:p text:style-name="P5">7'500 CHF</text:p>
          </table:table-cell>
        </table:table-row>
      </table:table>
      <text:p text:style-name="Text_20_body"/>
      <table:table table:name="Rate" table:style-name="Rate">
        <table:table-column table:style-name="Rate.A"/>
        <table:table-column table:style-name="Rate.B"/>
        <table:table-row table:style-name="TableLine94310689360368">
          <table:table-cell table:style-name="Rate.A1" office:value-type="string">
            <text:p text:style-name="P12">Taux <text:span text:style-name="T1">par jour</text:span></text:p>
          </table:table-cell>
          <table:table-cell table:style-name="Rate.B1" office:value-type="currency" office:currency="CHF" office:value="500">
            <text:p text:style-name="P12"><text:span text:style-name="T3">5</text:span>00.00 CHF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nformations de paiement</text:p>
      <text:p text:style-name="P11">Clément Borel <text:line-break/>Rue de l’Evole 80<text:line-break/> 2000 Neuchâtel </text:p>
      <text:p text:style-name="P11"> IBAN: CH44 0900 0000 1554 9785 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IN-Bold" svg:font-family="DIN-Bold"/>
    <style:font-face style:name="DIN-Regular" svg:font-family="DIN-Regular"/>
    <style:font-face style:name="Helvetica-Bold" svg:font-family="Helvetica-Bold"/>
    <style:font-face style:name="HelveticaNeue-Light" svg:font-family="HelveticaNeue-Light"/>
    <style:font-face style:name="Source Code Pro Light" svg:font-family="'Source Code Pro Light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zxx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1">
      <number:number number:decimal-places="0" number:min-decimal-places="0" number:min-integer-digits="0">
        <number:embedded-text number:position="2">'</number:embedded-text>
      </number:number>
    </number:number-style>
    <number:currency-style style:name="N122P0" style:volatile="true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>CHF</number:currency-symbol>
    </number:currency-style>
    <number:currency-style style:name="N127">
      <number:text>-</number:text>
      <number:number number:decimal-places="0" number:min-decimal-places="0" number:min-integer-digits="1" number:grouping="true"/>
      <number:text> </number:text>
      <number:currency-symbol>CHF</number:currency-symbol>
      <style:map style:condition="value()&gt;=0" style:apply-style-name="N127P0"/>
    </number:currency-style>
    <number:number-style style:name="N10107" number:language="fr" number:country="CH">
      <number:number number:decimal-places="1" number:min-decimal-places="0" number:min-integer-digits="1" number:decimal-replacement="-" number:grouping="true"/>
    </number:number-style>
    <number:currency-style style:name="N10109P0" style:volatile="true" number:language="fr" number:country="CH">
      <number:currency-symbol number:language="it" number:country="CH">CHF</number:currency-symbol>
      <number:text> </number:text>
      <number:number number:decimal-places="1" number:min-decimal-places="0" number:min-integer-digits="1" number:decimal-replacement="-" number:grouping="true"/>
    </number:currency-style>
    <number:currency-style style:name="N10109" number:language="fr" number:country="CH">
      <number:currency-symbol number:language="it" number:country="CH">CHF</number:currency-symbol>
      <number:text> -</number:text>
      <number:number number:decimal-places="1" number:min-decimal-places="0" number:min-integer-digits="1" number:decimal-replacement="-" number:grouping="true"/>
      <style:map style:condition="value()&gt;=0" style:apply-style-name="N10109P0"/>
    </number:currency-style>
    <number:number-style style:name="N10110P0" style:volatile="true" number:language="fr" number:country="CH">
      <number:number number:decimal-places="1" number:min-decimal-places="0" number:min-integer-digits="1" number:decimal-replacement="-" number:grouping="true"/>
    </number:number-style>
    <number:number-style style:name="N10110" number:language="fr" number:country="CH">
      <number:text>-</number:text>
      <number:number number:decimal-places="1" number:min-decimal-places="0" number:min-integer-digits="1" number:decimal-replacement="-" number:grouping="true"/>
      <style:map style:condition="value()&gt;=0" style:apply-style-name="N10110P0"/>
    </number:number-style>
    <number:number-style style:name="N10111" number:language="fr" number:country="CH">
      <number:number number:decimal-places="0" number:min-decimal-places="0" number:min-integer-digits="0" number:grouping="true"/>
    </number:number-style>
    <number:currency-style style:name="N20121P0" style:volatile="true" number:language="en" number:country="US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20121" number:language="en" number:country="US"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20121P0"/>
    </number:currency-style>
    <number:currency-style style:name="N30121P0" style:volatile="true" number:language="zxx">
      <number:currency-symbol>$</number:currency-symbol>
      <number:number number:decimal-places="2" number:min-decimal-places="2" number:min-integer-digits="1" number:grouping="true"/>
    </number:currency-style>
    <number:currency-style style:name="N30121" number:language="zxx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0121P0"/>
    </number:currency-style>
    <number:currency-style style:name="N30122P0" style:volatile="true" number:language="zxx">
      <number:currency-symbol number:language="fr" number:country="CH">CHF</number:currency-symbol>
      <number:text> </number:text>
      <number:number number:decimal-places="0" number:min-decimal-places="0" number:min-integer-digits="1" number:grouping="true"/>
    </number:currency-style>
    <number:currency-style style:name="N30122" number:language="zxx">
      <number:currency-symbol number:language="fr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30122P0"/>
    </number:currency-style>
    <number:currency-style style:name="N30123P0" style:volatile="true" number:language="zxx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30123" number:language="zxx"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30123P0"/>
    </number:currency-style>
  </office:styles>
  <office:automatic-styles>
    <style:style style:name="Table2" style:family="table">
      <style:table-properties style:width="6.3021in" table:align="margins"/>
    </style:style>
    <style:style style:name="Table2.A" style:family="table-column">
      <style:table-column-properties style:column-width="3.1514in" style:rel-column-width="32767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MP1" style:family="paragraph" style:parent-style-name="Header">
      <style:text-properties officeooo:paragraph-rsid="0021ae5f"/>
    </style:style>
    <style:style style:name="MP2" style:family="paragraph" style:parent-style-name="Standard">
      <style:text-properties officeooo:paragraph-rsid="0021ae5f"/>
    </style:style>
    <style:style style:name="MP3" style:family="paragraph" style:parent-style-name="Table_20_Contents">
      <style:text-properties style:font-name="Cantarell" fo:font-size="8pt" officeooo:rsid="0021ae5f" officeooo:paragraph-rsid="0021ae5f" style:font-size-asian="8pt" style:font-size-complex="8pt"/>
    </style:style>
    <style:style style:name="MP4" style:family="paragraph" style:parent-style-name="Standard">
      <style:paragraph-properties fo:text-align="end" style:justify-single-word="false"/>
      <style:text-properties style:font-name="Cantarell" fo:font-size="8pt" officeooo:paragraph-rsid="0021ae5f" style:font-size-asian="8pt" style:font-size-complex="8pt"/>
    </style:style>
    <style:style style:name="MP5" style:family="paragraph" style:parent-style-name="Standard">
      <style:text-properties style:font-name="Cantarell" fo:font-size="8pt" officeooo:paragraph-rsid="0021ae5f" style:font-size-asian="8pt" style:font-size-complex="8pt"/>
    </style:style>
    <style:style style:name="MT1" style:family="text">
      <style:text-properties officeooo:rsid="0021ae5f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201in" fo:margin-bottom="0.3098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602in" fo:margin-left="0in" fo:margin-right="0in" fo:margin-bottom="0.0201in" fo:background-color="transparent" style:dynamic-spacing="true" draw:fill="none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  <style:master-page style:name="PM2" style:page-layout-name="Mpm3">
      <style:header>
        <text:p text:style-name="MP1"/>
        <table:table table:name="Table2" table:style-name="Table2">
          <table:table-column table:style-name="Table2.A" table:number-columns-repeated="2"/>
          <table:table-row table:style-name="TableLine94310820525744">
            <table:table-cell table:style-name="Table2.A1" office:value-type="string">
              <text:p text:style-name="MP3">Clément Borel</text:p>
            </table:table-cell>
            <table:table-cell table:style-name="Table2.B1" office:value-type="string">
              <text:p text:style-name="MP4"><text:span text:style-name="MT1">+</text:span>41764659323</text:p>
            </table:table-cell>
          </table:table-row>
          <table:table-row table:style-name="TableLine94310820525744">
            <table:table-cell table:style-name="Table2.A2" office:value-type="string">
              <text:p text:style-name="MP5">Rue de l'Evole 80</text:p>
            </table:table-cell>
            <table:table-cell table:style-name="Table2.B2" office:value-type="string">
              <text:p text:style-name="MP4">borelclement@pm.me</text:p>
            </table:table-cell>
          </table:table-row>
        </table:table>
        <text:p text:style-name="MP2"/>
      </style:head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7-29T12:29:25.994552605</dc:date>
    <meta:editing-duration>PT2H21M52S</meta:editing-duration>
    <meta:editing-cycles>6</meta:editing-cycles>
    <meta:document-statistic meta:table-count="4" meta:image-count="0" meta:object-count="0" meta:page-count="1" meta:paragraph-count="35" meta:word-count="95" meta:character-count="569" meta:non-whitespace-character-count="503"/>
  </office:meta>
</office:document-meta>
</file>